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B0000017BAF540B6508414F9D.png" manifest:media-type="image/png"/>
  <manifest:file-entry manifest:full-path="Pictures/100004650000272A0000272A2A3CF048E214C840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7.8701in" svg:height="7.8701in" draw:z-index="0"><draw:image xlink:href="Pictures/100004650000272A0000272A2A3CF048E214C840.svg" xlink:type="simple" xlink:show="embed" xlink:actuate="onLoad" loext:mime-type="image/svg+xml"/><draw:image xlink:href="Pictures/100002010000017B0000017BAF540B6508414F9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2T11:34:46.481106667</meta:creation-date>
    <dc:date>2021-12-22T11:35:14.737424252</dc:date>
    <meta:editing-duration>PT28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